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51769"/>
    </style:style>
    <style:style style:name="P2" style:family="paragraph" style:parent-style-name="Standard">
      <style:text-properties officeooo:paragraph-rsid="00151769"/>
    </style:style>
    <style:style style:name="P3" style:family="paragraph" style:parent-style-name="Heading_20_2">
      <style:text-properties officeooo:paragraph-rsid="0015d75b"/>
    </style:style>
    <style:style style:name="P4" style:family="paragraph" style:parent-style-name="Standard">
      <style:text-properties officeooo:paragraph-rsid="0015d75b"/>
    </style:style>
    <style:style style:name="P5" style:family="paragraph" style:parent-style-name="Heading_20_2">
      <style:text-properties officeooo:paragraph-rsid="001487d9"/>
    </style:style>
    <style:style style:name="P6" style:family="paragraph" style:parent-style-name="Standard">
      <style:text-properties officeooo:paragraph-rsid="001487d9"/>
    </style:style>
    <style:style style:name="P7" style:family="paragraph" style:parent-style-name="Text_20_body">
      <style:text-properties officeooo:paragraph-rsid="001487d9"/>
    </style:style>
    <style:style style:name="P8" style:family="paragraph" style:parent-style-name="Heading_20_3">
      <style:text-properties officeooo:paragraph-rsid="0015921c"/>
    </style:style>
    <style:style style:name="P9" style:family="paragraph" style:parent-style-name="Standard">
      <style:text-properties officeooo:paragraph-rsid="0015921c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P11" style:family="paragraph" style:parent-style-name="Standard">
      <style:text-properties officeooo:rsid="0011e61b" officeooo:paragraph-rsid="0011e61b"/>
    </style:style>
    <style:style style:name="P12" style:family="paragraph" style:parent-style-name="Standard">
      <style:text-properties officeooo:rsid="0012c0be" officeooo:paragraph-rsid="0012c0be"/>
    </style:style>
    <style:style style:name="P13" style:family="paragraph" style:parent-style-name="Standard">
      <style:text-properties officeooo:rsid="0013c9f7" officeooo:paragraph-rsid="0013c9f7"/>
    </style:style>
    <style:style style:name="P14" style:family="paragraph" style:parent-style-name="Standard">
      <style:text-properties officeooo:rsid="001487d9" officeooo:paragraph-rsid="001487d9"/>
    </style:style>
    <style:style style:name="P15" style:family="paragraph" style:parent-style-name="Standard">
      <style:text-properties fo:font-weight="bold" officeooo:rsid="0012c0be" officeooo:paragraph-rsid="0012c0be" style:font-weight-asian="bold" style:font-weight-complex="bold"/>
    </style:style>
    <style:style style:name="P16" style:family="paragraph" style:parent-style-name="Standard">
      <style:text-properties fo:font-weight="bold" officeooo:rsid="0013c9f7" officeooo:paragraph-rsid="0013c9f7" style:font-weight-asian="bold" style:font-weight-complex="bold"/>
    </style:style>
    <style:style style:name="P17" style:family="paragraph" style:parent-style-name="Standard">
      <style:text-properties fo:font-weight="bold" officeooo:rsid="001487d9" officeooo:paragraph-rsid="001487d9" style:font-weight-asian="bold" style:font-weight-complex="bold"/>
    </style:style>
    <style:style style:name="P18" style:family="paragraph" style:parent-style-name="Standard">
      <style:text-properties officeooo:paragraph-rsid="001487d9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3"/>
    <style:style style:name="P32" style:family="paragraph" style:parent-style-name="Text_20_body" style:list-style-name="L14"/>
    <style:style style:name="P33" style:family="paragraph" style:parent-style-name="Text_20_body" style:list-style-name="L15"/>
    <style:style style:name="P34" style:family="paragraph" style:parent-style-name="Text_20_body" style:list-style-name="L16"/>
    <style:style style:name="P35" style:family="paragraph" style:parent-style-name="Text_20_body" style:list-style-name="L17"/>
    <style:style style:name="P36" style:family="paragraph" style:parent-style-name="Text_20_body" style:list-style-name="L1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7d9" style:font-weight-asian="bold" style:font-weight-complex="bold"/>
    </style:style>
    <style:style style:name="T3" style:family="text">
      <style:text-properties fo:font-weight="bold" officeooo:rsid="00151769" style:font-weight-asian="bold" style:font-weight-complex="bold"/>
    </style:style>
    <style:style style:name="T4" style:family="text">
      <style:text-properties fo:font-weight="bold" officeooo:rsid="0015921c" style:font-weight-asian="bold" style:font-weight-complex="bold"/>
    </style:style>
    <style:style style:name="T5" style:family="text">
      <style:text-properties fo:font-weight="bold" officeooo:rsid="0015d75b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7053" style:font-weight-asian="normal" style:font-weight-complex="normal"/>
    </style:style>
    <style:style style:name="T9" style:family="text">
      <style:text-properties fo:font-weight="normal" officeooo:rsid="001e8068" style:font-weight-asian="normal" style:font-weight-complex="normal"/>
    </style:style>
    <style:style style:name="T10" style:family="text">
      <style:text-properties officeooo:rsid="00151769"/>
    </style:style>
    <style:style style:name="T11" style:family="text">
      <style:text-properties fo:font-style="italic" style:text-underline-style="solid" style:text-underline-width="auto" style:text-underline-color="font-color" fo:font-weight="bold" officeooo:rsid="00151769" style:font-style-asian="italic" style:font-weight-asian="bold" style:font-style-complex="italic" style:font-weight-complex="bold"/>
    </style:style>
    <style:style style:name="T12" style:family="text">
      <style:text-properties officeooo:rsid="0015921c"/>
    </style:style>
    <style:style style:name="T13" style:family="text">
      <style:text-properties officeooo:rsid="0015d75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cédure </text:p>
      <text:p text:style-name="P11"/>
      <text:p text:style-name="P11"/>
      <text:p text:style-name="P13"><text:span text:style-name="T6">mise en place des environnement</text:span> </text:p>
      <text:p text:style-name="P11">installer docker sur ubuntu </text:p>
      <text:p text:style-name="P11"/>
      <text:p text:style-name="P12">dans la documentation : 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 </text:p>
      <text:p text:style-name="P12"/>
      <text:p text:style-name="P12">capture </text:p>
      <text:p text:style-name="P12">version : <text:span text:style-name="T1">Docker version 28.4.0, build d8eb465 <text:s/>; </text:span></text:p>
      <text:p text:style-name="P12"><text:span text:style-name="T1"/></text:p>
      <text:p text:style-name="P15">*installation de docker composed</text:p>
      <text:p text:style-name="P12"><text:span text:style-name="T1"/></text:p>
      <text:p text:style-name="P16">capture , installation terminé </text:p>
      <text:p text:style-name="P13"><text:span text:style-name="T1"/></text:p>
      <text:p text:style-name="P13"><text:span text:style-name="T1">*installation de symphony : </text:span><text:a xlink:type="simple" xlink:href="https://symfony.com/download" text:style-name="Internet_20_link" text:visited-style-name="Visited_20_Internet_20_Link"><text:span text:style-name="T1">https://symfony.com/download</text:span></text:a><text:span text:style-name="T1"> </text:span></text:p>
      <text:p text:style-name="P13"><text:span text:style-name="T1"/></text:p>
      <text:p text:style-name="P13"><text:span text:style-name="T1"/></text:p>
      <text:p text:style-name="P17">création de projet symphony backend avec composer </text:p>
      <text:p text:style-name="P14"><text:span text:style-name="T1"/></text:p>
      <text:p text:style-name="P6"><text:span text:style-name="T2">creation de </text:span><text:span text:style-name="Source_20_Text"><text:span text:style-name="T1">docker-compose.yml</text:span></text:span><text:span text:style-name="Source_20_Text"><text:span text:style-name="T2"> dans le dossier backend </text:span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6"><text:span text:style-name="Source_20_Text"><text:span text:style-name="T2">composition du fichier docker-compose.yml :</text:span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2"><text:span text:style-name="Source_20_Text"><text:span text:style-name="T11">explication deep seek :</text:span></text:span><text:span text:style-name="Source_20_Text"><text:span text:style-name="T3"> </text:span></text:span></text:p>
      <text:p text:style-name="P2"><text:span text:style-name="Source_20_Text"><text:span text:style-name="T3"/></text:span></text:p>
      <text:h text:style-name="P1" text:outline-level="2"><text:span text:style-name="Strong_20_Emphasis"><text:span text:style-name="T10">DOCKER &amp; DOCKER COMPOSE - EXPLICATION</text:span></text:span></text:h>
      <text:h text:style-name="Heading_20_3" text:outline-level="3"><text:span text:style-name="Strong_20_Emphasis">C'est quoi Docker ?</text:span></text:h>
      <text:list text:style-name="L1">
        <text:list-item>
          <text:p text:style-name="P19">C'est un outil qui permet de créer des "conteneurs" (comme des petites machines virtuelles légères)</text:p>
        </text:list-item>
        <text:list-item>
          <text:p text:style-name="P19">Chaque conteneur isole une application avec tout ce dont elle a besoin (PHP, MySQL, etc.)</text:p>
        </text:list-item>
        <text:list-item>
          <text:p text:style-name="P19">Avantage : ça marche pareil sur Windows, Mac, Linux</text:p>
        </text:list-item>
      </text:list>
      <text:h text:style-name="Heading_20_3" text:outline-level="3"><text:span text:style-name="Strong_20_Emphasis">C'est quoi Docker Compose ?</text:span></text:h>
      <text:list text:style-name="L2">
        <text:list-item>
          <text:p text:style-name="P20">Un outil pour gérer plusieurs conteneurs qui doivent travailler ensemble</text:p>
        </text:list-item>
        <text:list-item>
          <text:p text:style-name="P20">Exemple : un conteneur pour MySQL + un conteneur pour PHP</text:p>
        </text:list-item>
        <text:list-item>
          <text:p text:style-name="P20">Tu décris tout dans un fichier <text:span text:style-name="Source_20_Text">docker-compose.yml</text:span></text:p>
        </text:list-item>
      </text:list>
      <text:p text:style-name="Horizontal_20_Line"/>
      <text:h text:style-name="Heading_20_2" text:outline-level="2"><text:soft-page-break/>🔧 <text:span text:style-name="Strong_20_Emphasis">EXPLICATION DES COMMANDES QUE TU AS EXÉCUTÉES</text:span></text:h>
      <text:h text:style-name="Heading_20_3" text:outline-level="3"><text:span text:style-name="Strong_20_Emphasis">1. Installation de Docker</text:span></text:h>
      <text:p text:style-name="Text_20_body">bash</text:p>
      <text:p text:style-name="Preformatted_20_Text"># Vérifier la version installée</text:p>
      <text:p text:style-name="P10">docker --version</text:p>
      <text:p text:style-name="Text_20_body"><text:span text:style-name="Strong_20_Emphasis">Rôle</text:span> : Vérifie que Docker est bien installé sur ta machine.</text:p>
      <text:h text:style-name="Heading_20_3" text:outline-level="3"><text:span text:style-name="Strong_20_Emphasis">2. Installation de Docker Compose</text:span></text:h>
      <text:p text:style-name="Text_20_body">bash</text:p>
      <text:p text:style-name="Preformatted_20_Text"># Vérifier l'installation</text:p>
      <text:p text:style-name="P10">docker-compose --version</text:p>
      <text:p text:style-name="Text_20_body"><text:span text:style-name="Strong_20_Emphasis">Rôle</text:span> : Vérifie que Docker Compose est prêt à utiliser.</text:p>
      <text:p text:style-name="Horizontal_20_Line"/>
      <text:h text:style-name="Heading_20_2" text:outline-level="2">🚀 <text:span text:style-name="Strong_20_Emphasis">SYMFONY - EXPLICATION</text:span></text:h>
      <text:h text:style-name="Heading_20_3" text:outline-level="3"><text:span text:style-name="Strong_20_Emphasis">C'est quoi Symfony ?</text:span></text:h>
      <text:list text:style-name="L3">
        <text:list-item>
          <text:p text:style-name="P21">Un framework PHP (boîte à outils pour développer des applications web)</text:p>
        </text:list-item>
        <text:list-item>
          <text:p text:style-name="P21">Backend = partie "cachée" qui gère la logique, la base de données, l'API</text:p>
        </text:list-item>
        <text:list-item>
          <text:p text:style-name="P21">Frontend = partie visible (interface utilisateur)</text:p>
        </text:list-item>
      </text:list>
      <text:h text:style-name="Heading_20_3" text:outline-level="3"><text:span text:style-name="Strong_20_Emphasis">Pourquoi utiliser Symfony pour ton test ?</text:span></text:h>
      <text:list text:style-name="L4">
        <text:list-item>
          <text:p text:style-name="P22">Tu dois créer une API (Application Programming Interface)</text:p>
        </text:list-item>
        <text:list-item>
          <text:p text:style-name="P22">L'API permet à ton app Flutter de communiquer avec la base de données</text:p>
        </text:list-item>
        <text:list-item>
          <text:p text:style-name="P22">Exemple : Flutter demande "donne-moi la liste des événements" → Symfony répond avec les données</text:p>
        </text:list-item>
      </text:list>
      <text:p text:style-name="Horizontal_20_Line"/>
      <text:h text:style-name="Heading_20_2" text:outline-level="2">📁 <text:span text:style-name="Strong_20_Emphasis">CRÉATION DE TON PROJET - ÉTAPE PAR ÉTAPE</text:span></text:h>
      <text:h text:style-name="Heading_20_3" text:outline-level="3"><text:span text:style-name="Strong_20_Emphasis">Étape 1 : Créer le projet Symfony</text:span></text:h>
      <text:p text:style-name="Text_20_body">bash</text:p>
      <text:p text:style-name="Preformatted_20_Text">cd ~/Projects/Test_Technique_CY</text:p>
      <text:p text:style-name="P10">composer create-project symfony/skeleton backend</text:p>
      <text:p text:style-name="Text_20_body"><text:span text:style-name="Strong_20_Emphasis">Explication</text:span> :</text:p>
      <text:list text:style-name="L5">
        <text:list-item>
          <text:p text:style-name="P23"><text:span text:style-name="Source_20_Text">composer</text:span> = gestionnaire de packages PHP (comme un app store pour PHP)</text:p>
        </text:list-item>
        <text:list-item>
          <text:p text:style-name="P23"><text:soft-page-break/><text:span text:style-name="Source_20_Text">create-project</text:span> = créer un nouveau projet</text:p>
        </text:list-item>
        <text:list-item>
          <text:p text:style-name="P23"><text:span text:style-name="Source_20_Text">symfony/skeleton</text:span> = modèle de base pour Symfony</text:p>
        </text:list-item>
        <text:list-item>
          <text:p text:style-name="P23"><text:span text:style-name="Source_20_Text">backend</text:span> = nom du dossier qui contiendra ton API</text:p>
        </text:list-item>
      </text:list>
      <text:h text:style-name="Heading_20_3" text:outline-level="3"><text:span text:style-name="Strong_20_Emphasis">Étape 2 : Entrer dans le dossier</text:span></text:h>
      <text:p text:style-name="Text_20_body">bash</text:p>
      <text:p text:style-name="P10">cd backend</text:p>
      <text:p text:style-name="Text_20_body"><text:span text:style-name="Strong_20_Emphasis">Rôle</text:span> : Se déplacer dans le dossier de ton projet pour travailler dedans.</text:p>
      <text:p text:style-name="Horizontal_20_Line"/>
      <text:h text:style-name="Heading_20_2" text:outline-level="2">🐳 <text:span text:style-name="Strong_20_Emphasis">DOCKER-COMPOSE.YML - EXPLICATION DÉTAILLÉE</text:span></text:h>
      <text:h text:style-name="Heading_20_3" text:outline-level="3"><text:span text:style-name="Strong_20_Emphasis">Structure du fichier :</text:span></text:h>
      <text:p text:style-name="Text_20_body">yaml</text:p>
      <text:p text:style-name="Preformatted_20_Text">version: '3.8'</text:p>
      <text:p text:style-name="Preformatted_20_Text">services:</text:p>
      <text:p text:style-name="Preformatted_20_Text"><text:s text:c="2"/>database:</text:p>
      <text:p text:style-name="Preformatted_20_Text"><text:s text:c="4"/>image: mysql:8.0</text:p>
      <text:p text:style-name="Preformatted_20_Text"><text:s text:c="4"/>environment:</text:p>
      <text:p text:style-name="Preformatted_20_Text"><text:s text:c="6"/>MYSQL_ROOT_PASSWORD: root</text:p>
      <text:p text:style-name="Preformatted_20_Text"><text:s text:c="6"/>MYSQL_DATABASE: event_db</text:p>
      <text:p text:style-name="Preformatted_20_Text"><text:s text:c="6"/>MYSQL_USER: user</text:p>
      <text:p text:style-name="Preformatted_20_Text"><text:s text:c="6"/>MYSQL_PASSWORD: password</text:p>
      <text:p text:style-name="Preformatted_20_Text"><text:s text:c="4"/>ports:</text:p>
      <text:p text:style-name="Preformatted_20_Text"><text:s text:c="6"/>- "3306:3306"</text:p>
      <text:p text:style-name="Preformatted_20_Text"><text:s text:c="4"/>volumes:</text:p>
      <text:p text:style-name="Preformatted_20_Text"><text:s text:c="6"/>- db_data:/var/lib/mysql</text:p>
      <text:p text:style-name="Preformatted_20_Text"/>
      <text:p text:style-name="Preformatted_20_Text">volumes:</text:p>
      <text:p text:style-name="P10"><text:s text:c="2"/>db_data:</text:p>
      <text:h text:style-name="Heading_20_3" text:outline-level="3"><text:span text:style-name="Strong_20_Emphasis">Explication ligne par ligne :</text:span></text:h>
      <text:p text:style-name="Text_20_body"><text:span text:style-name="Source_20_Text">version: '3.8'</text:span></text:p>
      <text:list text:style-name="L6">
        <text:list-item>
          <text:p text:style-name="P24">Version du format Docker Compose</text:p>
        </text:list-item>
      </text:list>
      <text:p text:style-name="Text_20_body"><text:span text:style-name="Source_20_Text">services:</text:span></text:p>
      <text:list text:style-name="L7">
        <text:list-item>
          <text:p text:style-name="P25">Liste des conteneurs à créer</text:p>
        </text:list-item>
      </text:list>
      <text:p text:style-name="Text_20_body"><text:span text:style-name="Source_20_Text">database:</text:span></text:p>
      <text:list text:style-name="L8">
        <text:list-item>
          <text:p text:style-name="P26">Nom de ton service (tu peux l'appeler comme tu veux)</text:p>
        </text:list-item>
      </text:list>
      <text:p text:style-name="Text_20_body"><text:span text:style-name="Source_20_Text">image: mysql:8.0</text:span></text:p>
      <text:list text:style-name="L9">
        <text:list-item>
          <text:p text:style-name="P27">Télécharge l'image MySQL version 8.0 depuis internet</text:p>
        </text:list-item>
      </text:list>
      <text:p text:style-name="Text_20_body"><text:span text:style-name="Source_20_Text">environment:</text:span></text:p>
      <text:list text:style-name="L10">
        <text:list-item>
          <text:p text:style-name="P28"><text:soft-page-break/>Variables d'environnement pour configurer MySQL</text:p>
        </text:list-item>
        <text:list-item>
          <text:p text:style-name="P28"><text:span text:style-name="Source_20_Text">MYSQL_ROOT_PASSWORD</text:span> = mot de passe administrateur</text:p>
        </text:list-item>
        <text:list-item>
          <text:p text:style-name="P28"><text:span text:style-name="Source_20_Text">MYSQL_DATABASE</text:span> = nom de la base de données créée automatiquement</text:p>
        </text:list-item>
        <text:list-item>
          <text:p text:style-name="P28"><text:span text:style-name="Source_20_Text">MYSQL_USER</text:span> = utilisateur avec accès à la base</text:p>
        </text:list-item>
        <text:list-item>
          <text:p text:style-name="P28"><text:span text:style-name="Source_20_Text">MYSQL_PASSWORD</text:span> = mot de passe de l'utilisateur</text:p>
        </text:list-item>
      </text:list>
      <text:p text:style-name="Text_20_body"><text:span text:style-name="Source_20_Text">ports: - "3306:3306"</text:span></text:p>
      <text:list text:style-name="L11">
        <text:list-item>
          <text:p text:style-name="P29">Port 3306 de ta machine = Port 3306 du conteneur</text:p>
        </text:list-item>
        <text:list-item>
          <text:p text:style-name="P29">Permet à Symfony de se connecter à MySQL</text:p>
        </text:list-item>
      </text:list>
      <text:p text:style-name="Text_20_body"><text:span text:style-name="Source_20_Text">volumes: - db_data:/var/lib/mysql</text:span></text:p>
      <text:list text:style-name="L12">
        <text:list-item>
          <text:p text:style-name="P30">Sauvegarde les données de la base même si le conteneur est arrêté</text:p>
        </text:list-item>
        <text:list-item>
          <text:p text:style-name="P30">Sans ça, tes données seraient perdues à chaque redémarrage</text:p>
        </text:list-item>
      </text:list>
      <text:p text:style-name="Horizontal_20_Line"/>
      <text:h text:style-name="Heading_20_2" text:outline-level="2">🚀 <text:span text:style-name="Strong_20_Emphasis">PROCHAINES ÉTAPES APRÈS LE DOCKER-COMPOSE</text:span></text:h>
      <text:h text:style-name="Heading_20_3" text:outline-level="3"><text:span text:style-name="Strong_20_Emphasis">1. Lancer les conteneurs :</text:span></text:h>
      <text:p text:style-name="Text_20_body">bash</text:p>
      <text:p text:style-name="P10">docker-compose up -d</text:p>
      <text:p text:style-name="Text_20_body"><text:span text:style-name="Strong_20_Emphasis">Rôle</text:span> : Démarre MySQL en arrière-plan</text:p>
      <text:h text:style-name="Heading_20_3" text:outline-level="3"><text:span text:style-name="Strong_20_Emphasis">2. Vérifier que ça marche :</text:span></text:h>
      <text:p text:style-name="Text_20_body">bash</text:p>
      <text:p text:style-name="P10">docker ps</text:p>
      <text:p text:style-name="Text_20_body"><text:span text:style-name="Strong_20_Emphasis">Rôle</text:span> : Montre les conteneurs en cours d'exécution</text:p>
      <text:h text:style-name="Heading_20_3" text:outline-level="3"><text:span text:style-name="Strong_20_Emphasis">3. Configurer Symfony pour qu'il utilise MySQL :</text:span></text:h>
      <text:p text:style-name="Text_20_body">Modifier le fichier <text:span text:style-name="Source_20_Text">.env</text:span> :</text:p>
      <text:p text:style-name="Text_20_body">text</text:p>
      <text:p text:style-name="P10">DATABASE_URL="mysql://user:password@127.0.0.1:3306/event_db"</text:p>
      <text:p text:style-name="Text_20_body"><text:span text:style-name="Strong_20_Emphasis">Explication</text:span> : Symfony a besoin de savoir comment se connecter à ta base MySQL.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9"><text:soft-page-break/><text:span text:style-name="Source_20_Text"><text:span text:style-name="T4">Créer l’entité user : php bin/console make:user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h text:style-name="P8" text:outline-level="3"><text:span text:style-name="Strong_20_Emphasis"><text:span text:style-name="T12">DIAGRAMME DE CLASSES (ENTITÉS) :</text:span></text:span></text:h>
      <text:p text:style-name="Text_20_body">text</text:p>
      <text:p text:style-name="Preformatted_20_Text">┌─────────────────┐ <text:s text:c="3"/>┌─────────────────┐ <text:s text:c="3"/>┌─────────────────┐</text:p>
      <text:p text:style-name="Preformatted_20_Text">│ <text:s text:c="5"/>User <text:s text:c="6"/>│ <text:s text:c="3"/>│ <text:s text:c="4"/>Event <text:s text:c="6"/>│ <text:s text:c="3"/>│ <text:s text:c="2"/>Category <text:s text:c="5"/>│</text:p>
      <text:p text:style-name="Preformatted_20_Text">├─────────────────┤ <text:s text:c="3"/>├─────────────────┤ <text:s text:c="3"/>├─────────────────┤</text:p>
      <text:p text:style-name="Preformatted_20_Text">│ - id (int) <text:s text:c="5"/>│ <text:s text:c="3"/>│ - id (int) <text:s text:c="5"/>│ <text:s text:c="3"/>│ - id (int) <text:s text:c="5"/>│</text:p>
      <text:p text:style-name="Preformatted_20_Text">│ - email (string)│ <text:s text:c="3"/>│ - title (string)│ <text:s text:c="3"/>│ - name (string) │</text:p>
      <text:p text:style-name="Preformatted_20_Text">│ - password <text:s text:c="5"/>│ <text:s text:c="3"/>│ - description <text:s text:c="2"/>│ <text:s text:c="3"/>│ - description <text:s text:c="2"/>│</text:p>
      <text:p text:style-name="Preformatted_20_Text">│ - roles (json) <text:s/>│ <text:s text:c="3"/>│ - date (datetime)│ <text:s text:c="2"/>└─────────────────┘</text:p>
      <text:p text:style-name="Preformatted_20_Text">│ - name (string) │ <text:s text:c="3"/>│ - location <text:s text:c="5"/>│ <text:s text:c="11"/>▲</text:p>
      <text:p text:style-name="Preformatted_20_Text">│ - createdAt <text:s text:c="4"/>│ <text:s text:c="3"/>│ - image (string)│ <text:s text:c="11"/>│</text:p>
      <text:p text:style-name="Preformatted_20_Text">└─────────────────┘ <text:s text:c="3"/>│ - price (float) │ <text:s text:c="11"/>│</text:p>
      <text:p text:style-name="Preformatted_20_Text"><text:s text:c="9"/>▲ <text:s text:c="12"/>│ - maxAttendees <text:s/>│ <text:s text:c="11"/>│</text:p>
      <text:p text:style-name="Preformatted_20_Text"><text:s text:c="9"/>│ <text:s text:c="12"/>│ - isPublished <text:s text:c="2"/>│ <text:s text:c="11"/>│</text:p>
      <text:p text:style-name="Preformatted_20_Text"><text:s text:c="9"/>│ <text:s text:c="12"/>│ - createdAt <text:s text:c="4"/>│ <text:s text:c="3"/>┌─────────────────┐</text:p>
      <text:p text:style-name="Preformatted_20_Text">┌─────────────────┐ <text:s text:c="3"/>│ - updatedAt <text:s text:c="4"/>│ <text:s text:c="3"/>│ <text:s text:c="2"/>Registration <text:s/>│</text:p>
      <text:p text:style-name="Preformatted_20_Text">│ <text:s text:c="2"/>Organizer <text:s text:c="4"/>│ <text:s text:c="3"/>└─────────────────┘ <text:s text:c="3"/>├─────────────────┤</text:p>
      <text:p text:style-name="Preformatted_20_Text">├─────────────────┤ <text:s text:c="12"/>▲ <text:s text:c="12"/>│ - id (int) <text:s text:c="5"/>│</text:p>
      <text:p text:style-name="Preformatted_20_Text">│ - company <text:s text:c="6"/>│ <text:s text:c="12"/>│ <text:s text:c="12"/>│ - registeredAt <text:s/>│</text:p>
      <text:p text:style-name="Preformatted_20_Text">│ - phone <text:s text:c="8"/>│ <text:s text:c="12"/>│ <text:s text:c="12"/>│ - status <text:s text:c="7"/>│</text:p>
      <text:p text:style-name="Preformatted_20_Text">└─────────────────┘ <text:s text:c="12"/>│ <text:s text:c="12"/>└─────────────────┘</text:p>
      <text:p text:style-name="Preformatted_20_Text"><text:s text:c="23"/>┌────────┴────────┐</text:p>
      <text:p text:style-name="Preformatted_20_Text"><text:s text:c="23"/>│ <text:s text:c="16"/>│</text:p>
      <text:p text:style-name="Preformatted_20_Text"><text:s text:c="17"/>┌─────────────┐ <text:s/>┌─────────────┐</text:p>
      <text:p text:style-name="Preformatted_20_Text"><text:s text:c="17"/>│ <text:s text:c="2"/>createdBy <text:s/>│ <text:s/>│ <text:s/>category <text:s text:c="2"/>│</text:p>
      <text:p text:style-name="Preformatted_20_Text"><text:s text:c="17"/>│ <text:s text:c="2"/>(User) <text:s text:c="4"/>│ <text:s/>│ (Category) <text:s/>│</text:p>
      <text:p text:style-name="P10"><text:s text:c="17"/>└─────────────┘ <text:s/>└─────────────┘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4"><text:span text:style-name="Source_20_Text"><text:span text:style-name="T5">Voici les données à enregistrées : 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h text:style-name="P3" text:outline-level="2"><text:span text:style-name="Strong_20_Emphasis"><text:span text:style-name="T13">CRIPT COMPLET DE CRÉATION DES ENTITÉS</text:span></text:span></text:h>
      <text:h text:style-name="Heading_20_3" text:outline-level="3"><text:span text:style-name="Strong_20_Emphasis">ÉTAPE 1 : COMPLÉTER L'ENTITÉ USER</text:span></text:h>
      <text:p text:style-name="Text_20_body">bash</text:p>
      <text:p text:style-name="P10">php bin/console make:entity User</text:p>
      <text:p text:style-name="Text_20_body"><text:span text:style-name="Strong_20_Emphasis">Réponds exactement comme ça :</text:span></text:p>
      <text:p text:style-name="Text_20_body">text</text:p>
      <text:p text:style-name="Preformatted_20_Text">Field name (press &lt;return&gt; to stop adding fields):</text:p>
      <text:p text:style-name="Preformatted_20_Text">&gt; name</text:p>
      <text:p text:style-name="Preformatted_20_Text"/>
      <text:p text:style-name="Preformatted_20_Text">Field type [string]:</text:p>
      <text:p text:style-name="Preformatted_20_Text"><text:soft-page-break/>&gt; </text:p>
      <text:p text:style-name="Preformatted_20_Text"/>
      <text:p text:style-name="Preformatted_20_Text">Field length [255]:</text:p>
      <text:p text:style-name="Preformatted_20_Text">&gt; </text:p>
      <text:p text:style-name="Preformatted_20_Text"/>
      <text:p text:style-name="Preformatted_20_Text">Can this field be null in the database (nullable) (yes/no) [no]:</text:p>
      <text:p text:style-name="Preformatted_20_Text">&gt; </text:p>
      <text:p text:style-name="Preformatted_20_Text"/>
      <text:p text:style-name="Preformatted_20_Text">Field name (press &lt;return&gt; to stop adding fields):</text:p>
      <text:p text:style-name="Preformatted_20_Text">&gt; createdAt</text:p>
      <text:p text:style-name="Preformatted_20_Text"/>
      <text:p text:style-name="Preformatted_20_Text">Field type [datetime]:</text:p>
      <text:p text:style-name="Preformatted_20_Text">&gt; </text:p>
      <text:p text:style-name="Preformatted_20_Text"/>
      <text:p text:style-name="Preformatted_20_Text">Can this field be null in the database (nullable) (yes/no) [no]:</text:p>
      <text:p text:style-name="Preformatted_20_Text">&gt; </text:p>
      <text:p text:style-name="Preformatted_20_Text"/>
      <text:p text:style-name="Preformatted_20_Text">Field name (press &lt;return&gt; to stop adding fields):</text:p>
      <text:p text:style-name="Preformatted_20_Text">&gt; type</text:p>
      <text:p text:style-name="Preformatted_20_Text"/>
      <text:p text:style-name="Preformatted_20_Text">Field type [string]:</text:p>
      <text:p text:style-name="Preformatted_20_Text">&gt; </text:p>
      <text:p text:style-name="Preformatted_20_Text"/>
      <text:p text:style-name="Preformatted_20_Text">Field length [255]:</text:p>
      <text:p text:style-name="Preformatted_20_Text">&gt; </text:p>
      <text:p text:style-name="Preformatted_20_Text"/>
      <text:p text:style-name="Preformatted_20_Text">Can this field be null in the database (nullable) (yes/no) [no]:</text:p>
      <text:p text:style-name="Preformatted_20_Text">&gt; </text:p>
      <text:p text:style-name="Preformatted_20_Text"/>
      <text:p text:style-name="Preformatted_20_Text">Field name (press &lt;return&gt; to stop adding fields):</text:p>
      <text:p text:style-name="P10">&gt; (Appuie sur Entrée pour terminer)</text:p>
      <text:p text:style-name="Horizontal_20_Line"/>
      <text:h text:style-name="Heading_20_3" text:outline-level="3"><text:span text:style-name="Strong_20_Emphasis">ÉTAPE 2 : CRÉER L'ENTITÉ EVENT</text:span></text:h>
      <text:p text:style-name="Text_20_body">bash</text:p>
      <text:p text:style-name="P10">php bin/console make:entity Event</text:p>
      <text:p text:style-name="Text_20_body"><text:span text:style-name="Strong_20_Emphasis">Réponds exactement comme ça :</text:span></text:p>
      <text:p text:style-name="Text_20_body">text</text:p>
      <text:p text:style-name="Preformatted_20_Text">Field name:</text:p>
      <text:p text:style-name="Preformatted_20_Text">&gt; title</text:p>
      <text:p text:style-name="Preformatted_20_Text"/>
      <text:p text:style-name="Preformatted_20_Text">Field type [string]:</text:p>
      <text:p text:style-name="Preformatted_20_Text">&gt; </text:p>
      <text:p text:style-name="Preformatted_20_Text"/>
      <text:p text:style-name="Preformatted_20_Text">Field length [255]:</text:p>
      <text:p text:style-name="Preformatted_20_Text">&gt; </text:p>
      <text:p text:style-name="Preformatted_20_Text"/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reformatted_20_Text">&gt; description</text:p>
      <text:p text:style-name="Preformatted_20_Text"/>
      <text:p text:style-name="Preformatted_20_Text">Field type [text]:</text:p>
      <text:p text:style-name="Preformatted_20_Text">&gt; </text:p>
      <text:p text:style-name="Preformatted_20_Text"/>
      <text:p text:style-name="Preformatted_20_Text">Nullable? [no]:</text:p>
      <text:p text:style-name="Preformatted_20_Text"><text:soft-page-break/>&gt; </text:p>
      <text:p text:style-name="Preformatted_20_Text"/>
      <text:p text:style-name="Preformatted_20_Text">Field name:</text:p>
      <text:p text:style-name="Preformatted_20_Text">&gt; date</text:p>
      <text:p text:style-name="Preformatted_20_Text"/>
      <text:p text:style-name="Preformatted_20_Text">Field type [datetime]:</text:p>
      <text:p text:style-name="Preformatted_20_Text">&gt; </text:p>
      <text:p text:style-name="Preformatted_20_Text"/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reformatted_20_Text">&gt; location</text:p>
      <text:p text:style-name="Preformatted_20_Text"/>
      <text:p text:style-name="Preformatted_20_Text">Field type [string]:</text:p>
      <text:p text:style-name="Preformatted_20_Text">&gt; </text:p>
      <text:p text:style-name="Preformatted_20_Text"/>
      <text:p text:style-name="Preformatted_20_Text">Field length [255]:</text:p>
      <text:p text:style-name="Preformatted_20_Text">&gt; </text:p>
      <text:p text:style-name="Preformatted_20_Text"/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reformatted_20_Text">&gt; image</text:p>
      <text:p text:style-name="Preformatted_20_Text"/>
      <text:p text:style-name="Preformatted_20_Text">Field type [string]:</text:p>
      <text:p text:style-name="Preformatted_20_Text">&gt; </text:p>
      <text:p text:style-name="Preformatted_20_Text"/>
      <text:p text:style-name="Preformatted_20_Text">Field length [255]:</text:p>
      <text:p text:style-name="Preformatted_20_Text">&gt; </text:p>
      <text:p text:style-name="Preformatted_20_Text"/>
      <text:p text:style-name="Preformatted_20_Text">Nullable? [no]:</text:p>
      <text:p text:style-name="Preformatted_20_Text">&gt; yes</text:p>
      <text:p text:style-name="Preformatted_20_Text"/>
      <text:p text:style-name="Preformatted_20_Text">Field name:</text:p>
      <text:p text:style-name="Preformatted_20_Text">&gt; price</text:p>
      <text:p text:style-name="Preformatted_20_Text"/>
      <text:p text:style-name="Preformatted_20_Text">Field type [decimal]:</text:p>
      <text:p text:style-name="Preformatted_20_Text">&gt; </text:p>
      <text:p text:style-name="Preformatted_20_Text"/>
      <text:p text:style-name="Preformatted_20_Text">Precision [10]:</text:p>
      <text:p text:style-name="Preformatted_20_Text">&gt; </text:p>
      <text:p text:style-name="Preformatted_20_Text"/>
      <text:p text:style-name="Preformatted_20_Text">Scale [2]:</text:p>
      <text:p text:style-name="Preformatted_20_Text">&gt; </text:p>
      <text:p text:style-name="Preformatted_20_Text"/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reformatted_20_Text">&gt; maxAttendees</text:p>
      <text:p text:style-name="Preformatted_20_Text"/>
      <text:p text:style-name="Preformatted_20_Text">Field type [integer]:</text:p>
      <text:p text:style-name="Preformatted_20_Text">&gt; </text:p>
      <text:p text:style-name="Preformatted_20_Text"/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reformatted_20_Text">&gt; isPublished</text:p>
      <text:p text:style-name="Preformatted_20_Text"/>
      <text:p text:style-name="Preformatted_20_Text">Field type [boolean]:</text:p>
      <text:p text:style-name="Preformatted_20_Text">&gt; </text:p>
      <text:p text:style-name="Preformatted_20_Text"><text:soft-page-break/></text:p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reformatted_20_Text">&gt; createdAt</text:p>
      <text:p text:style-name="Preformatted_20_Text"/>
      <text:p text:style-name="Preformatted_20_Text">Field type [datetime]:</text:p>
      <text:p text:style-name="Preformatted_20_Text">&gt; </text:p>
      <text:p text:style-name="Preformatted_20_Text"/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reformatted_20_Text">&gt; updatedAt</text:p>
      <text:p text:style-name="Preformatted_20_Text"/>
      <text:p text:style-name="Preformatted_20_Text">Field type [datetime]:</text:p>
      <text:p text:style-name="Preformatted_20_Text">&gt; </text:p>
      <text:p text:style-name="Preformatted_20_Text"/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reformatted_20_Text">&gt; createdBy</text:p>
      <text:p text:style-name="Preformatted_20_Text"/>
      <text:p text:style-name="Preformatted_20_Text">Field type (enter ? to see all types) [string]:</text:p>
      <text:p text:style-name="Preformatted_20_Text">&gt; relation</text:p>
      <text:p text:style-name="Preformatted_20_Text"/>
      <text:p text:style-name="Preformatted_20_Text">What class should this entity be related to?:</text:p>
      <text:p text:style-name="Preformatted_20_Text">&gt; User</text:p>
      <text:p text:style-name="Preformatted_20_Text"/>
      <text:p text:style-name="Preformatted_20_Text">Relation type? [ManyToOne, OneToMany, ManyToMany, OneToOne]:</text:p>
      <text:p text:style-name="Preformatted_20_Text">&gt; ManyToOne</text:p>
      <text:p text:style-name="Preformatted_20_Text"/>
      <text:p text:style-name="Preformatted_20_Text">Is the Event.createdBy property allowed to be null (nullable)? (yes/no) [yes]:</text:p>
      <text:p text:style-name="Preformatted_20_Text">&gt; no</text:p>
      <text:p text:style-name="Preformatted_20_Text"/>
      <text:p text:style-name="Preformatted_20_Text">Do you want to add a new property to User so that you can access/update Event objects from it? (yes/no) [yes]:</text:p>
      <text:p text:style-name="Preformatted_20_Text">&gt; yes</text:p>
      <text:p text:style-name="Preformatted_20_Text"/>
      <text:p text:style-name="Preformatted_20_Text">New field name inside User [events]:</text:p>
      <text:p text:style-name="Preformatted_20_Text">&gt; (Appuie sur Entrée)</text:p>
      <text:p text:style-name="Preformatted_20_Text"/>
      <text:p text:style-name="Preformatted_20_Text">Do you want to activate orphanRemoval on this relationship? (yes/no) [no]:</text:p>
      <text:p text:style-name="Preformatted_20_Text">&gt; no</text:p>
      <text:p text:style-name="Preformatted_20_Text"/>
      <text:p text:style-name="Preformatted_20_Text">Field name:</text:p>
      <text:p text:style-name="P10">&gt; (Appuie sur Entrée pour terminer)</text:p>
      <text:p text:style-name="Horizontal_20_Line"/>
      <text:h text:style-name="Heading_20_3" text:outline-level="3"><text:span text:style-name="Strong_20_Emphasis">ÉTAPE 3 : CRÉER L'ENTITÉ CATEGORY</text:span></text:h>
      <text:p text:style-name="Text_20_body">bash</text:p>
      <text:p text:style-name="P10">php bin/console make:entity Category</text:p>
      <text:p text:style-name="Text_20_body"><text:span text:style-name="Strong_20_Emphasis">Réponds :</text:span></text:p>
      <text:p text:style-name="Text_20_body">text</text:p>
      <text:p text:style-name="Preformatted_20_Text">Field name:</text:p>
      <text:p text:style-name="Preformatted_20_Text"><text:soft-page-break/>&gt; name</text:p>
      <text:p text:style-name="Preformatted_20_Text"/>
      <text:p text:style-name="Preformatted_20_Text">Field type [string]:</text:p>
      <text:p text:style-name="Preformatted_20_Text">&gt; </text:p>
      <text:p text:style-name="Preformatted_20_Text"/>
      <text:p text:style-name="Preformatted_20_Text">Field length [255]:</text:p>
      <text:p text:style-name="Preformatted_20_Text">&gt; </text:p>
      <text:p text:style-name="Preformatted_20_Text"/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reformatted_20_Text">&gt; description</text:p>
      <text:p text:style-name="Preformatted_20_Text"/>
      <text:p text:style-name="Preformatted_20_Text">Field type [text]:</text:p>
      <text:p text:style-name="Preformatted_20_Text">&gt; </text:p>
      <text:p text:style-name="Preformatted_20_Text"/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10">&gt; (Appuie sur Entrée)</text:p>
      <text:p text:style-name="Horizontal_20_Line"/>
      <text:h text:style-name="Heading_20_3" text:outline-level="3"><text:span text:style-name="Strong_20_Emphasis">ÉTAPE 4 : AJOUTER CATEGORY À EVENT</text:span></text:h>
      <text:p text:style-name="Text_20_body">bash</text:p>
      <text:p text:style-name="P10">php bin/console make:entity Event</text:p>
      <text:p text:style-name="Text_20_body"><text:span text:style-name="Strong_20_Emphasis">Réponds :</text:span></text:p>
      <text:p text:style-name="Text_20_body">text</text:p>
      <text:p text:style-name="Preformatted_20_Text">Field name:</text:p>
      <text:p text:style-name="Preformatted_20_Text">&gt; category</text:p>
      <text:p text:style-name="Preformatted_20_Text"/>
      <text:p text:style-name="Preformatted_20_Text">Field type [string]:</text:p>
      <text:p text:style-name="Preformatted_20_Text">&gt; relation</text:p>
      <text:p text:style-name="Preformatted_20_Text"/>
      <text:p text:style-name="Preformatted_20_Text">What class should this entity be related to?:</text:p>
      <text:p text:style-name="Preformatted_20_Text">&gt; Category</text:p>
      <text:p text:style-name="Preformatted_20_Text"/>
      <text:p text:style-name="Preformatted_20_Text">Relation type? [ManyToOne, OneToMany, ManyToMany, OneToOne]:</text:p>
      <text:p text:style-name="Preformatted_20_Text">&gt; ManyToOne</text:p>
      <text:p text:style-name="Preformatted_20_Text"/>
      <text:p text:style-name="Preformatted_20_Text">Nullable? [yes]:</text:p>
      <text:p text:style-name="Preformatted_20_Text">&gt; yes</text:p>
      <text:p text:style-name="Preformatted_20_Text"/>
      <text:p text:style-name="Preformatted_20_Text">Do you want to add a new property to Category so that you can access/update Event objects from it? (yes/no) [yes]:</text:p>
      <text:p text:style-name="Preformatted_20_Text">&gt; yes</text:p>
      <text:p text:style-name="Preformatted_20_Text"/>
      <text:p text:style-name="Preformatted_20_Text">New field name inside Category [events]:</text:p>
      <text:p text:style-name="Preformatted_20_Text">&gt; (Appuie sur Entrée)</text:p>
      <text:p text:style-name="Preformatted_20_Text"/>
      <text:p text:style-name="Preformatted_20_Text">Orphan removal? [no]:</text:p>
      <text:p text:style-name="Preformatted_20_Text">&gt; no</text:p>
      <text:p text:style-name="Preformatted_20_Text"/>
      <text:p text:style-name="Preformatted_20_Text">Field name:</text:p>
      <text:p text:style-name="P10">&gt; (Appuie sur Entrée)</text:p>
      <text:p text:style-name="Horizontal_20_Line"><text:soft-page-break/></text:p>
      <text:h text:style-name="Heading_20_3" text:outline-level="3"><text:span text:style-name="Strong_20_Emphasis">ÉTAPE 5 : CRÉER L'ENTITÉ REGISTRATION</text:span></text:h>
      <text:p text:style-name="Text_20_body">bash</text:p>
      <text:p text:style-name="P10">php bin/console make:entity Registration</text:p>
      <text:p text:style-name="Text_20_body"><text:span text:style-name="Strong_20_Emphasis">Réponds :</text:span></text:p>
      <text:p text:style-name="Text_20_body">text</text:p>
      <text:p text:style-name="Preformatted_20_Text">Field name:</text:p>
      <text:p text:style-name="Preformatted_20_Text">&gt; registeredAt</text:p>
      <text:p text:style-name="Preformatted_20_Text"/>
      <text:p text:style-name="Preformatted_20_Text">Field type [datetime]:</text:p>
      <text:p text:style-name="Preformatted_20_Text">&gt; </text:p>
      <text:p text:style-name="Preformatted_20_Text"/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reformatted_20_Text">&gt; status</text:p>
      <text:p text:style-name="Preformatted_20_Text"/>
      <text:p text:style-name="Preformatted_20_Text">Field type [string]:</text:p>
      <text:p text:style-name="Preformatted_20_Text">&gt; </text:p>
      <text:p text:style-name="Preformatted_20_Text"/>
      <text:p text:style-name="Preformatted_20_Text">Field length [255]:</text:p>
      <text:p text:style-name="Preformatted_20_Text">&gt; </text:p>
      <text:p text:style-name="Preformatted_20_Text"/>
      <text:p text:style-name="Preformatted_20_Text">Nullable? [no]:</text:p>
      <text:p text:style-name="Preformatted_20_Text">&gt; </text:p>
      <text:p text:style-name="Preformatted_20_Text"/>
      <text:p text:style-name="Preformatted_20_Text">Field name:</text:p>
      <text:p text:style-name="Preformatted_20_Text">&gt; user</text:p>
      <text:p text:style-name="Preformatted_20_Text"/>
      <text:p text:style-name="Preformatted_20_Text">Field type [string]:</text:p>
      <text:p text:style-name="Preformatted_20_Text">&gt; relation</text:p>
      <text:p text:style-name="Preformatted_20_Text"/>
      <text:p text:style-name="Preformatted_20_Text">What class should this entity be related to?:</text:p>
      <text:p text:style-name="Preformatted_20_Text">&gt; User</text:p>
      <text:p text:style-name="Preformatted_20_Text"/>
      <text:p text:style-name="Preformatted_20_Text">Relation type? [ManyToOne, OneToMany, ManyToMany, OneToOne]:</text:p>
      <text:p text:style-name="Preformatted_20_Text">&gt; ManyToOne</text:p>
      <text:p text:style-name="Preformatted_20_Text"/>
      <text:p text:style-name="Preformatted_20_Text">Nullable? [no]:</text:p>
      <text:p text:style-name="Preformatted_20_Text">&gt; no</text:p>
      <text:p text:style-name="Preformatted_20_Text"/>
      <text:p text:style-name="Preformatted_20_Text">Do you want to add a new property to User? [yes]:</text:p>
      <text:p text:style-name="Preformatted_20_Text">&gt; yes</text:p>
      <text:p text:style-name="Preformatted_20_Text"/>
      <text:p text:style-name="Preformatted_20_Text">New field name inside User [registrations]:</text:p>
      <text:p text:style-name="Preformatted_20_Text">&gt; (Appuie sur Entrée)</text:p>
      <text:p text:style-name="Preformatted_20_Text"/>
      <text:p text:style-name="Preformatted_20_Text">Orphan removal? [no]:</text:p>
      <text:p text:style-name="Preformatted_20_Text">&gt; no</text:p>
      <text:p text:style-name="Preformatted_20_Text"/>
      <text:p text:style-name="Preformatted_20_Text">Field name:</text:p>
      <text:p text:style-name="Preformatted_20_Text">&gt; event</text:p>
      <text:p text:style-name="Preformatted_20_Text"/>
      <text:p text:style-name="Preformatted_20_Text">Field type [string]:</text:p>
      <text:p text:style-name="Preformatted_20_Text">&gt; relation</text:p>
      <text:p text:style-name="Preformatted_20_Text"/>
      <text:p text:style-name="Preformatted_20_Text"><text:soft-page-break/>What class should this entity be related to?:</text:p>
      <text:p text:style-name="Preformatted_20_Text">&gt; Event</text:p>
      <text:p text:style-name="Preformatted_20_Text"/>
      <text:p text:style-name="Preformatted_20_Text">Relation type? [ManyToOne, OneToMany, ManyToMany, OneToOne]:</text:p>
      <text:p text:style-name="Preformatted_20_Text">&gt; ManyToOne</text:p>
      <text:p text:style-name="Preformatted_20_Text"/>
      <text:p text:style-name="Preformatted_20_Text">Nullable? [no]:</text:p>
      <text:p text:style-name="Preformatted_20_Text">&gt; no</text:p>
      <text:p text:style-name="Preformatted_20_Text"/>
      <text:p text:style-name="Preformatted_20_Text">Do you want to add a new property to Event? [yes]:</text:p>
      <text:p text:style-name="Preformatted_20_Text">&gt; yes</text:p>
      <text:p text:style-name="Preformatted_20_Text"/>
      <text:p text:style-name="Preformatted_20_Text">New field name inside Event [registrations]:</text:p>
      <text:p text:style-name="Preformatted_20_Text">&gt; (Appuie sur Entrée)</text:p>
      <text:p text:style-name="Preformatted_20_Text"/>
      <text:p text:style-name="Preformatted_20_Text">Orphan removal? [no]:</text:p>
      <text:p text:style-name="Preformatted_20_Text">&gt; no</text:p>
      <text:p text:style-name="Preformatted_20_Text"/>
      <text:p text:style-name="Preformatted_20_Text">Field name:</text:p>
      <text:p text:style-name="P10">&gt; (Appuie sur Entrée)</text:p>
      <text:p text:style-name="Horizontal_20_Line"/>
      <text:h text:style-name="Heading_20_3" text:outline-level="3"><text:span text:style-name="Strong_20_Emphasis">ÉTAPE 6 : CRÉER LES TABLES DANS LA BASE</text:span></text:h>
      <text:p text:style-name="Text_20_body">bash</text:p>
      <text:p text:style-name="Preformatted_20_Text">php bin/console make:migration</text:p>
      <text:p text:style-name="P10">php bin/console doctrine:migrations:migrate</text:p>
      <text:p text:style-name="Horizontal_20_Line"/>
      <text:h text:style-name="Heading_20_2" text:outline-level="2">🎯 <text:span text:style-name="Strong_20_Emphasis">RÉSUMÉ DES ENTITÉS CRÉÉES :</text:span></text:h>
      <text:list text:style-name="L13">
        <text:list-item>
          <text:p text:style-name="P31"><text:span text:style-name="Strong_20_Emphasis">User</text:span> : id, email, password, name, createdAt, type</text:p>
        </text:list-item>
        <text:list-item>
          <text:p text:style-name="P31"><text:span text:style-name="Strong_20_Emphasis">Event</text:span> : id, title, description, date, location, image, price, maxAttendees, isPublished, createdAt, updatedAt, createdBy, category</text:p>
        </text:list-item>
        <text:list-item>
          <text:p text:style-name="P31"><text:span text:style-name="Strong_20_Emphasis">Category</text:span> : id, name, description</text:p>
        </text:list-item>
        <text:list-item>
          <text:p text:style-name="P31"><text:span text:style-name="Strong_20_Emphasis">Registration</text:span> : id, registeredAt, status, user, event</text:p>
        </text:list-item>
      </text:list>
      <text:p text:style-name="Text_20_body"><text:span text:style-name="Strong_20_Emphasis">Maintenant, exécute ces commandes dans l'ordre et dis-moi où ça bloque !</text:span> 🚀</text:p>
      <text:p text:style-name="Text_20_body"><text:span text:style-name="Strong_20_Emphasis">Commence par :</text:span> <text:span text:style-name="Source_20_Text">php bin/console make:entity User</text:span></text:p>
      <text:p text:style-name="P4"><text:span text:style-name="Source_20_Text"><text:span text:style-name="T5"/></text:span></text:p>
      <text:p text:style-name="P6"><text:span text:style-name="Source_20_Text"><text:span text:style-name="T2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oft-page-break/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7"><text:span text:style-name="Source_20_Text"><text:span text:style-name="Strong_20_Emphasis">EXCELLENT !</text:span></text:span><text:span text:style-name="Source_20_Text"><text:span text:style-name="T7"> Les migrations sont terminées ! Ton backend a maintenant :</text:span></text:span></text:p>
      <text:h text:style-name="Heading_20_2" text:outline-level="2">✅ <text:span text:style-name="Strong_20_Emphasis">CE QUI EST FAIT :</text:span></text:h>
      <text:list text:style-name="L14">
        <text:list-item>
          <text:p text:style-name="P32">✅ <text:span text:style-name="Strong_20_Emphasis">Base de données créée</text:span> avec toutes les tables</text:p>
        </text:list-item>
        <text:list-item>
          <text:p text:style-name="P32">✅ <text:span text:style-name="Strong_20_Emphasis">Entités créées</text:span> : User, Event, Category, Registration</text:p>
        </text:list-item>
        <text:list-item>
          <text:p text:style-name="P32">✅ <text:span text:style-name="Strong_20_Emphasis">Relations configurées</text:span> entre les entités</text:p>
        </text:list-item>
        <text:list-item>
          <text:p text:style-name="P32">✅ <text:span text:style-name="Strong_20_Emphasis">Tables générées</text:span> dans MySQL</text:p>
        </text:list-item>
      </text:list>
      <text:h text:style-name="Heading_20_2" text:outline-level="2">🗄️ <text:span text:style-name="Strong_20_Emphasis">TABLES CRÉÉES DANS TA BASE :</text:span></text:h>
      <text:list text:style-name="L15">
        <text:list-item>
          <text:p text:style-name="P33"><text:span text:style-name="Source_20_Text">user</text:span> - Table des utilisateurs</text:p>
        </text:list-item>
        <text:list-item>
          <text:p text:style-name="P33"><text:span text:style-name="Source_20_Text">event</text:span> - Table des événements</text:p>
        </text:list-item>
        <text:list-item>
          <text:p text:style-name="P33"><text:span text:style-name="Source_20_Text">category</text:span> - Table des catégories</text:p>
        </text:list-item>
        <text:list-item>
          <text:p text:style-name="P33"><text:span text:style-name="Source_20_Text">registration</text:span> - Table des inscriptions</text:p>
        </text:list-item>
        <text:list-item>
          <text:p text:style-name="P33"><text:span text:style-name="Source_20_Text">migration_versions</text:span> - Table de suivi des migrations</text:p>
        </text:list-item>
      </text:list>
      <text:p text:style-name="Horizontal_20_Line"/>
      <text:h text:style-name="Heading_20_2" text:outline-level="2">🚀 <text:span text:style-name="Strong_20_Emphasis">PROCHAINE ÉTAPE : AUTHENTIFICATION JWT</text:span></text:h>
      <text:p text:style-name="Text_20_body">Maintenant, installons JWT pour l'authentification :</text:p>
      <text:h text:style-name="Heading_20_3" text:outline-level="3"><text:soft-page-break/><text:span text:style-name="Strong_20_Emphasis">Étape 1 : Installer le bundle JWT</text:span></text:h>
      <text:p text:style-name="Text_20_body">bash</text:p>
      <text:p text:style-name="P10">composer require lexik/jwt-authentication-bundle</text:p>
      <text:h text:style-name="Heading_20_3" text:outline-level="3"><text:span text:style-name="Strong_20_Emphasis">Étape 2 : Générer les clés JWT</text:span></text:h>
      <text:p text:style-name="Text_20_body">bash</text:p>
      <text:p text:style-name="Preformatted_20_Text">mkdir -p config/jwt</text:p>
      <text:p text:style-name="Preformatted_20_Text">openssl genrsa -out config/jwt/private.pem -aes256 4096</text:p>
      <text:p text:style-name="P10">openssl rsa -pubout -in config/jwt/private.pem -out config/jwt/public.pem</text:p>
      <text:p text:style-name="Text_20_body"><text:span text:style-name="Strong_20_Emphasis">Quand il demande un passphrase, choisis un mot de passe simple (ex: "jwtpassword")</text:span></text:p>
      <text:h text:style-name="Heading_20_3" text:outline-level="3"><text:span text:style-name="Strong_20_Emphasis">Étape 3 : Configurer le passphrase dans .env</text:span></text:h>
      <text:p text:style-name="Text_20_body">bash</text:p>
      <text:p text:style-name="P10">nano .env</text:p>
      <text:p text:style-name="Text_20_body"><text:span text:style-name="Strong_20_Emphasis">Ajoute cette ligne :</text:span></text:p>
      <text:p text:style-name="Text_20_body">env</text:p>
      <text:p text:style-name="P10">JWT_PASSPHRASE=jwtpassword</text:p>
      <text:h text:style-name="Heading_20_3" text:outline-level="3"><text:span text:style-name="Strong_20_Emphasis">Étape 4 : Configurer la sécurité Symfony</text:span></text:h>
      <text:p text:style-name="Text_20_body">bash</text:p>
      <text:p text:style-name="P10">nano config/packages/security.yaml</text:p>
      <text:p text:style-name="Text_20_body"><text:span text:style-name="Strong_20_Emphasis">Remplace le contenu par :</text:span></text:p>
      <text:p text:style-name="Text_20_body">yaml</text:p>
      <text:p text:style-name="Preformatted_20_Text">security:</text:p>
      <text:p text:style-name="Preformatted_20_Text"><text:s text:c="4"/>enable_authenticator_manager: true</text:p>
      <text:p text:style-name="Preformatted_20_Text"><text:s text:c="4"/>password_hashers:</text:p>
      <text:p text:style-name="Preformatted_20_Text"><text:s text:c="8"/>Symfony\Component\Security\Core\User\PasswordAuthenticatedUserInterface: 'auto'</text:p>
      <text:p text:style-name="Preformatted_20_Text"><text:s text:c="4"/>providers:</text:p>
      <text:p text:style-name="Preformatted_20_Text"><text:s text:c="8"/>app_user_provider:</text:p>
      <text:p text:style-name="Preformatted_20_Text"><text:s text:c="12"/>entity:</text:p>
      <text:p text:style-name="Preformatted_20_Text"><text:s text:c="16"/>class: App\Entity\User</text:p>
      <text:p text:style-name="Preformatted_20_Text"><text:s text:c="16"/>property: email</text:p>
      <text:p text:style-name="Preformatted_20_Text"><text:s text:c="4"/>firewalls:</text:p>
      <text:p text:style-name="Preformatted_20_Text"><text:s text:c="8"/>login:</text:p>
      <text:p text:style-name="Preformatted_20_Text"><text:s text:c="12"/>pattern: ^/api/login</text:p>
      <text:p text:style-name="Preformatted_20_Text"><text:s text:c="12"/>stateless: true</text:p>
      <text:p text:style-name="Preformatted_20_Text"><text:s text:c="12"/>json_login:</text:p>
      <text:p text:style-name="Preformatted_20_Text"><text:s text:c="16"/>check_path: /api/login</text:p>
      <text:p text:style-name="Preformatted_20_Text"><text:s text:c="16"/>username_path: email</text:p>
      <text:p text:style-name="Preformatted_20_Text"><text:s text:c="16"/>password_path: password</text:p>
      <text:p text:style-name="Preformatted_20_Text"><text:s text:c="16"/>success_handler: lexik_jwt_authentication.handler.authentication_success</text:p>
      <text:p text:style-name="Preformatted_20_Text"><text:s text:c="16"/>failure_handler: lexik_jwt_authentication.handler.authentication_failure</text:p>
      <text:p text:style-name="Preformatted_20_Text"/>
      <text:p text:style-name="Preformatted_20_Text"><text:soft-page-break/><text:s text:c="8"/>api:</text:p>
      <text:p text:style-name="Preformatted_20_Text"><text:s text:c="12"/>pattern: ^/api</text:p>
      <text:p text:style-name="Preformatted_20_Text"><text:s text:c="12"/>stateless: true</text:p>
      <text:p text:style-name="Preformatted_20_Text"><text:s text:c="12"/>jwt: ~</text:p>
      <text:p text:style-name="Preformatted_20_Text"/>
      <text:p text:style-name="Preformatted_20_Text"><text:s text:c="8"/>main:</text:p>
      <text:p text:style-name="Preformatted_20_Text"><text:s text:c="12"/>lazy: true</text:p>
      <text:p text:style-name="Preformatted_20_Text"><text:s text:c="12"/>provider: app_user_provider</text:p>
      <text:p text:style-name="Preformatted_20_Text"/>
      <text:p text:style-name="Preformatted_20_Text"><text:s text:c="4"/>access_control:</text:p>
      <text:p text:style-name="Preformatted_20_Text"><text:s text:c="8"/>- { path: ^/api/login, roles: PUBLIC_ACCESS }</text:p>
      <text:p text:style-name="P10"><text:s text:c="8"/>- { path: ^/api, <text:s text:c="6"/>roles: IS_AUTHENTICATED_FULLY }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7"><text:span text:style-name="Source_20_Text"><text:span text:style-name="T7">En résumé :</text:span></text:span></text:p>
      <text:list text:style-name="L16">
        <text:list-item>
          <text:p text:style-name="P34"><text:span text:style-name="Strong_20_Emphasis">Docker</text:span> → tourne ta base de données (MySQL + phpMyAdmin).</text:p>
        </text:list-item>
        <text:list-item>
          <text:p text:style-name="P34"><text:span text:style-name="Strong_20_Emphasis">Symfony</text:span> → doit être lancé séparément avec <text:span text:style-name="Source_20_Text">symfony server:start</text:span> pour que ton API réponde.</text:p>
        </text:list-item>
      </text:list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8">Créeer login controller : </text:span></text:span><text:span text:style-name="Source_20_Text"><text:span text:style-name="T7">php bin/console make:controller AuthController</text:span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h text:style-name="P5" text:outline-level="2"><text:span text:style-name="Strong_20_Emphasis">RÉSUMÉ DE CE QUE TU AS ACCOMPLI :</text:span></text:h>
      <text:h text:style-name="Heading_20_3" text:outline-level="3"><text:span text:style-name="Strong_20_Emphasis">🏗️ ARCHITECTURE COMPLÈTE :</text:span></text:h>
      <text:list text:style-name="L17">
        <text:list-item>
          <text:p text:style-name="P35">✅ <text:span text:style-name="Strong_20_Emphasis">API Symfony</text:span> avec endpoints REST</text:p>
        </text:list-item>
        <text:list-item>
          <text:p text:style-name="P35">✅ <text:span text:style-name="Strong_20_Emphasis">Base MySQL</text:span> containerisée avec Docker</text:p>
        </text:list-item>
        <text:list-item>
          <text:p text:style-name="P35">✅ <text:span text:style-name="Strong_20_Emphasis">Authentification JWT</text:span> sécurisée</text:p>
        </text:list-item>
        <text:list-item>
          <text:p text:style-name="P35">✅ <text:span text:style-name="Strong_20_Emphasis">Gestion des rôles</text:span> (Organisateur vs Utilisateur)</text:p>
        </text:list-item>
        <text:list-item>
          <text:p text:style-name="P35">✅ <text:span text:style-name="Strong_20_Emphasis">CRUD événements</text:span> avec permissions</text:p>
        </text:list-item>
      </text:list>
      <text:h text:style-name="Heading_20_3" text:outline-level="3"><text:span text:style-name="Strong_20_Emphasis">🔐 FONCTIONNALITÉS IMPLÉMENTÉES :</text:span></text:h>
      <text:list text:style-name="L18">
        <text:list-item>
          <text:p text:style-name="P36">✅ <text:span text:style-name="Strong_20_Emphasis">Inscription</text:span> avec type utilisateur/organisateur</text:p>
        </text:list-item>
        <text:list-item>
          <text:p text:style-name="P36">✅ <text:span text:style-name="Strong_20_Emphasis">Login</text:span> avec retour JWT + infos utilisateur</text:p>
        </text:list-item>
        <text:list-item>
          <text:p text:style-name="P36">✅ <text:span text:style-name="Strong_20_Emphasis">Création événements</text:span> (organisateurs seulement)</text:p>
        </text:list-item>
        <text:list-item>
          <text:p text:style-name="P36">✅ <text:span text:style-name="Strong_20_Emphasis">Liste événements</text:span> (accès public)</text:p>
        </text:list-item>
        <text:list-item>
          <text:p text:style-name="P36"><text:soft-page-break/>✅ <text:span text:style-name="Strong_20_Emphasis">Détail événement</text:span> (accès public)</text:p>
        </text:list-item>
        <text:list-item>
          <text:p text:style-name="P36">✅ <text:span text:style-name="Strong_20_Emphasis">Sécurité et permissions</text:span> complètes</text:p>
        </text:list-item>
      </text:list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>flutter emulators --launch Pixel_6 <text:s text:c="2"/>: </text:span></text:span><text:span text:style-name="Source_20_Text"><text:span text:style-name="T9">lancer emulateur </text:span></text:span></text:p>
      <text:p text:style-name="P6"><text:span text:style-name="Source_20_Text"><text:span text:style-name="T9"/></text:span></text:p>
      <text:p text:style-name="P6"><text:span text:style-name="Source_20_Text"><text:span text:style-name="T9"/></text:span></text:p>
      <text:p text:style-name="P6"><text:span text:style-name="Source_20_Text"><text:span text:style-name="T9"/></text:span></text:p>
      <text:p text:style-name="P6"><text:span text:style-name="Source_20_Text"><text:span text:style-name="T9"/></text:span></text:p>
      <text:p text:style-name="P6">flutter emulators --launch Pixel_6</text:p>
      <text:p text:style-name="P6"/>
      <text:p text:style-name="P6"/>
      <text:p text:style-name="P6">flutter devices</text:p>
      <text:p text:style-name="P6"/>
      <text:p text:style-name="P6"/>
      <text:p text:style-name="P6"/>
      <text:p text:style-name="P6">emulator-5554 • Pixel_6 • android-x86 • Android 13 (API 33)</text:p>
      <text:p text:style-name="P6"/>
      <text:p text:style-name="P6"/>
      <text:p text:style-name="P6"/>
      <text:p text:style-name="P6"/>
      <text:p text:style-name="P6">flutter run -d emulator-5554</text:p>
      <text:p text:style-name="P6"/>
      <text:p text:style-name="P6"/>
      <text:p text:style-name="P6"/>
      <text:p text:style-name="P6">php -S 127.0.0.1:8000 -t publi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20:25:58.111410487</meta:creation-date>
    <dc:date>2025-09-26T03:41:09.921208360</dc:date>
    <meta:editing-duration>PT18H48M43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5" meta:paragraph-count="456" meta:word-count="1944" meta:character-count="12901" meta:non-whitespace-character-count="10521"/>
  </office:meta>
</office:document-meta>
</file>